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width="0cm" fo:min-width="4.5cm"/>
      <style:paragraph-properties style:writing-mode="tb-rl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>
      <style:graphic-properties draw:fill-color="#ffffff" fo:min-height="15.001cm"/>
    </style:style>
    <style:style style:name="pr12" style:family="presentation" style:parent-style-name="Default-subtitle">
      <style:graphic-properties draw:fill-color="#ffffff" draw:textarea-vertical-align="top" fo:min-height="13.861cm"/>
    </style:style>
    <style:style style:name="pr13" style:family="presentation" style:parent-style-name="Default-outline1">
      <style:graphic-properties fo:min-height="13.861cm"/>
    </style:style>
    <style:style style:name="pr14" style:family="presentation" style:parent-style-name="Default-subtitle">
      <style:graphic-properties draw:fill-color="#ffffff" fo:min-height="13.8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5cm"/>
    </style:style>
    <style:style style:name="pr17" style:family="presentation" style:parent-style-name="Default-outline1">
      <style:graphic-properties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line-height="100%"/>
    </style:style>
    <style:style style:name="P11" style:family="paragraph">
      <loext:graphic-properties draw:fill-color="#ffffff"/>
      <style:paragraph-properties fo:line-height="100%"/>
      <style:text-properties fo:font-size="72pt" style:font-size-asian="72pt" style:font-size-complex="72pt"/>
    </style:style>
    <style:style style:name="P12" style:family="paragraph"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3" style:family="paragraph">
      <loext:graphic-properties draw:fill="none" draw:fill-color="#ffffff"/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4" style:family="paragraph"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5" style:family="paragraph">
      <loext:graphic-properties draw:fill="none" draw:fill-color="#ffffff"/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6" style:family="paragraph"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7" style:family="paragraph">
      <loext:graphic-properties draw:fill="none" draw:fill-color="#ffffff"/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8" style:family="paragraph">
      <style:paragraph-properties>
        <style:tab-stops>
          <style:tab-stop style:position="1.5cm"/>
          <style:tab-stop style:position="2.5cm"/>
        </style:tab-stops>
      </style:paragraph-properties>
    </style:style>
    <style:style style:name="P19" style:family="paragraph">
      <loext:graphic-properties draw:fill-color="#ffffff"/>
      <style:text-properties fo:font-size="40pt"/>
    </style:style>
    <style:style style:name="P20" style:family="paragraph">
      <style:paragraph-properties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000000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000000"/>
    </style:style>
    <style:style style:name="P29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30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31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32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3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5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6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7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color="#b62118" fo:font-size="48pt"/>
    </style:style>
    <style:style style:name="T7" style:family="text">
      <style:text-properties fo:color="#95b241" fo:font-size="48pt"/>
    </style:style>
    <style:style style:name="T8" style:family="text">
      <style:text-properties fo:color="#95b241" fo:font-size="24pt" style:font-size-asian="24pt" style:font-size-complex="24pt"/>
    </style:style>
    <style:style style:name="T9" style:family="text">
      <style:text-properties fo:color="#34a3c5" fo:font-size="48pt"/>
    </style:style>
    <style:style style:name="T10" style:family="text">
      <style:text-properties fo:color="#b62118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95b24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34a3c5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74pt" style:font-size-asian="74pt" style:font-size-complex="74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34a3c5" fo:font-size="32pt" style:font-size-asian="32pt" style:font-size-complex="32pt"/>
    </style:style>
    <style:style style:name="T17" style:family="text">
      <style:text-properties fo:color="#95b241" fo:font-size="32pt" style:font-size-asian="32pt" style:font-size-complex="32pt"/>
    </style:style>
    <style:style style:name="T18" style:family="text">
      <style:text-properties fo:color="#b62118" fo:font-size="32pt" style:font-size-asian="32pt" style:font-size-complex="3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color="#34a3c5" style:font-name="Times New Roman" fo:font-size="112pt" style:font-size-asian="112pt" style:font-size-complex="112pt"/>
    </style:style>
    <style:style style:name="T22" style:family="text">
      <style:text-properties fo:color="#95b241" style:font-name="Times New Roman" fo:font-size="152pt" style:font-size-asian="152pt" style:font-size-complex="152pt"/>
    </style:style>
    <style:style style:name="T23" style:family="text">
      <style:text-properties fo:color="#b62118" style:font-name="Times New Roman" fo:font-size="66pt" fo:font-weight="bold" style:font-size-asian="66pt" style:font-weight-asian="normal" style:font-size-complex="66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502da2" fo:font-size="48pt" style:font-size-asian="48pt" style:font-size-complex="48pt"/>
    </style:style>
    <style:style style:name="T2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00"/>
    </style:style>
    <style:style style:name="T29" style:family="text">
      <style:text-properties fo:color="#ffffff" fo:font-size="18pt" fo:font-style="normal" fo:font-weight="bold" style:font-size-asian="18pt" style:font-size-complex="18pt"/>
    </style:style>
    <style:style style:name="T30" style:family="text">
      <style:text-properties fo:color="#000000" fo:font-size="18pt" style:font-size-asian="18pt" style:font-size-complex="18pt"/>
    </style:style>
    <style:style style:name="T31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8pt" style:font-size-asian="18pt" style:font-weight-asian="normal" style:font-size-complex="18pt"/>
    </style:style>
    <style:style style:name="T34" style:family="text">
      <style:text-properties fo:font-size="32pt" fo:font-weight="normal" style:font-weight-asian="normal" style:font-weight-complex="normal"/>
    </style:style>
    <style:style style:name="T3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est-driven Developmen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-driven Development in Context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Tests and Testing</text:span></text:p>
              </text:list-item>
              <text:list-item>
                <text:p text:style-name="P3"><text:span text:style-name="T5">Test-first Programming</text:span></text:p>
              </text:list-item>
              <text:list-item>
                <text:p text:style-name="P3"><text:span text:style-name="T5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1 / 2</text:p>
          </draw:text-box>
        </draw:frame>
        <draw:frame presentation:style-name="Default-subtitle" draw:text-style-name="P7" draw:layer="layout" svg:width="27cm" svg:height="15cm" svg:x="0.5cm" svg:y="3cm" presentation:class="subtitle">
          <draw:text-box>
            <text:p><text:span text:style-name="T6">Only write new code</text:span></text:p>
            <text:p><text:span text:style-name="T7">when a test fails</text:span><text:span text:style-name="T8"><text:line-break/></text:span><text:span text:style-name="T8"/></text:p>
            <text:p><text:span text:style-name="T9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2 / 2</text:p>
          </draw:text-box>
        </draw:frame>
        <draw:frame presentation:style-name="pr11" draw:text-style-name="P9" draw:layer="layout" svg:width="27cm" svg:height="15cm" svg:x="0.5cm" svg:y="3cm" presentation:class="subtitle">
          <draw:text-box>
            <text:list text:style-name="L5">
              <text:list-item>
                <text:p text:style-name="P8"><text:span text:style-name="T10">Red</text:span></text:p>
              </text:list-item>
              <text:list-item>
                <text:p text:style-name="P8"><text:span text:style-name="T11">Green</text:span></text:p>
              </text:list-item>
              <text:list-item>
                <text:p text:style-name="P8"><text:span text:style-name="T12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ample</text:p>
          </draw:text-box>
        </draw:frame>
        <draw:frame presentation:style-name="pr12" draw:text-style-name="P11" draw:layer="layout" svg:width="27cm" svg:height="15cm" svg:x="0.5cm" svg:y="3cm" presentation:class="subtitle" presentation:user-transformed="true">
          <draw:text-box>
            <text:p text:style-name="P10"><text:span text:style-name="T13"/></text:p>
            <text:p text:style-name="P10"><text:span text:style-name="T14">CMLXXIV</text:span></text:p>
            <text:p text:style-name="P10"><text:span text:style-name="T15"/></text:p>
            <text:p text:style-name="P10"><text:span text:style-name="T16">100 less than 1000</text:span><text:span text:style-name="T13"> plus <text:s text:c="15"/></text:span></text:p>
            <text:p text:style-name="P10"><text:span text:style-name="T13"><text:s text:c="4"/></text:span><text:span text:style-name="T17"><text:s text:c="8"/></text:span><text:span text:style-name="T17">50 plus 10 plus 10</text:span><text:span text:style-name="T13"> plus</text:span></text:p>
            <text:p text:style-name="P10"><text:span text:style-name="T13"><text:s text:c="33"/></text:span><text:span text:style-name="T18">1 less than 5</text:span><text:span text:style-name="T13"> =</text:span></text:p>
            <text:p text:style-name="P10"><text:span text:style-name="T19"/></text:p>
            <text:p text:style-name="P10"><text:span text:style-name="T20">974</text:span></text:p>
          </draw:text-box>
        </draw:frame>
        <draw:frame draw:style-name="gr2" draw:text-style-name="P13" draw:layer="layout" svg:width="4.5cm" svg:height="2.5cm" svg:x="8.4cm" svg:y="6.8cm">
          <draw:text-box>
            <text:p text:style-name="P12"><text:span text:style-name="T21">}</text:span></text:p>
          </draw:text-box>
        </draw:frame>
        <draw:frame draw:style-name="gr2" draw:text-style-name="P15" draw:layer="layout" svg:width="6.1cm" svg:height="2.5cm" svg:x="12.4cm" svg:y="6.8cm">
          <draw:text-box>
            <text:p text:style-name="P14"><text:span text:style-name="T22">}</text:span></text:p>
          </draw:text-box>
        </draw:frame>
        <draw:frame draw:style-name="gr2" draw:text-style-name="P17" draw:layer="layout" svg:width="5cm" svg:height="2.5cm" svg:x="16.4cm" svg:y="6.8cm">
          <draw:text-box>
            <text:p text:style-name="P16"><text:span text:style-name="T2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plained</text:p>
          </draw:text-box>
        </draw:frame>
        <draw:frame presentation:style-name="pr13" draw:layer="layout" svg:width="13.175cm" svg:height="17.5cm" svg:x="0.5cm" svg:y="3cm" presentation:class="outline" presentation:user-transformed="true">
          <draw:text-box>
            <text:p><text:span text:style-name="T24">Base Values</text:span></text:p>
            <text:list text:style-name="L4">
              <text:list-item>
                <text:p text:style-name="P18">'I'<text:tab/>=<text:tab/>1</text:p>
              </text:list-item>
              <text:list-item>
                <text:p text:style-name="P18">'V'<text:tab/>=<text:tab/>5</text:p>
              </text:list-item>
              <text:list-item>
                <text:p text:style-name="P18">'X'<text:tab/>=<text:tab/>10</text:p>
              </text:list-item>
              <text:list-item>
                <text:p text:style-name="P18">'L'<text:tab/>=<text:tab/>50</text:p>
              </text:list-item>
              <text:list-item>
                <text:p text:style-name="P18">'C'<text:tab/>=<text:tab/>100</text:p>
              </text:list-item>
              <text:list-item>
                <text:p text:style-name="P18">'D'<text:tab/>=<text:tab/>500</text:p>
              </text:list-item>
              <text:list-item>
                <text:p text:style-name="P18">'M'<text:tab/>=<text:tab/>1000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4"/></text:p>
          </draw:text-box>
        </draw:frame>
        <draw:frame presentation:style-name="pr13" draw:layer="layout" svg:width="13.175cm" svg:height="15cm" svg:x="14.335cm" svg:y="3cm" presentation:class="outline">
          <draw:text-box>
            <text:p><text:span text:style-name="T24">Parsing Rules</text:span></text:p>
            <text:list text:style-name="L4">
              <text:list-item>
                <text:p>Smaller base cases to the right are added to value</text:p>
              </text:list-item>
              <text:list-item>
                <text:p>Smaller base cases to the left are subtracted</text:p>
              </text:list-item>
              <text:list-item>
                <text:p>Rule 2 takes precedence over rule 1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8.028cm" svg:height="2.5cm" svg:x="0cm" svg:y="0cm" presentation:class="title" presentation:user-transformed="true">
          <draw:text-box>
            <text:p>Video on Test-Driven Development [1]</text:p>
          </draw:text-box>
        </draw:frame>
        <draw:frame presentation:style-name="pr14" draw:text-style-name="P19" draw:layer="layout" svg:width="27cm" svg:height="15cm" svg:x="0.5cm" svg:y="3cm" presentation:class="subtitle">
          <draw:text-box>
            <text:p><text:span text:style-name="T25">Roman Numerals</text:span></text:p>
            <text:p><text:span text:style-name="T13">(A TDD Coding “Kata”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2 / 3</text:p>
          </draw:text-box>
        </draw:frame>
        <draw:frame presentation:style-name="pr16" draw:text-style-name="P20" draw:layer="layout" svg:width="27cm" svg:height="15cm" svg:x="0.5cm" svg:y="3cm" presentation:class="outline">
          <draw:text-box>
            <text:list text:style-name="L7">
              <text:list-item>
                <text:p text:style-name="P20">Translate partial or full feature description into test suite</text:p>
              </text:list-item>
              <text:list-item>
                <text:p text:style-name="P20">Implement feature to fulfill (“green-bar”) test suite</text:p>
              </text:list-item>
              <text:list-item>
                <text:p text:style-name="P20">Revise test suite from new insights</text:p>
              </text:list-item>
              <text:list-item>
                <text:p text:style-name="P20">Refactor test suite to keep design and code clean</text:p>
              </text:list-item>
              <text:list-item>
                <text:p text:style-name="P20">Refactor implementation to keep design and code clean</text:p>
              </text:list-item>
              <text:list-item>
                <text:p text:style-name="P20">Move on when test suite is complete and all tests succeed</text:p>
              </text:list-item>
            </text:list>
          </draw:text-box>
        </draw:frame>
        <draw:g>
          <draw:custom-shape draw:style-name="gr3" draw:text-style-name="P22" draw:layer="layout" svg:width="7cm" svg:height="2cm" svg:x="19cm" svg:y="14cm">
            <text:p text:style-name="P21"><text:span text:style-name="T26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draw:layer="layout" svg:width="7cm" svg:height="2cm" svg:x="10cm" svg:y="14cm">
            <text:p text:style-name="P21"><text:span text:style-name="T27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4" draw:layer="layout" svg:width="7cm" svg:height="2cm" svg:x="1cm" svg:y="14cm">
            <text:p text:style-name="P21"><text:span text:style-name="T26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5cm" svg:height="1.157cm" svg:x="11cm" svg:y="17.5cm">
            <draw:text-box>
              <text:p text:style-name="P21"><text:span text:style-name="T28">4</text:span></text:p>
            </draw:text-box>
          </draw:frame>
          <draw:polyline draw:style-name="gr7" draw:text-style-name="P26" draw:layer="layout" svg:width="0.999cm" svg:height="4.499cm" svg:x="26cm" svg:y="10.5cm" svg:viewBox="0 0 1000 4500" draw:points="0,4500 1000,4500 1000,0">
            <text:p/>
          </draw:polyline>
          <draw:line draw:style-name="gr7" draw:text-style-name="P26" draw:layer="layout" svg:x1="17cm" svg:y1="15cm" svg:x2="19cm" svg:y2="15cm">
            <text:p/>
          </draw:line>
          <draw:polyline draw:style-name="gr7" draw:text-style-name="P26" draw:layer="layout" svg:width="4.999cm" svg:height="1.499cm" svg:x="11cm" svg:y="16cm" svg:viewBox="0 0 5000 1500" draw:points="5000,0 5000,1500 0,1500 0,0">
            <text:p/>
          </draw:polyline>
          <draw:polyline draw:style-name="gr7" draw:text-style-name="P26" draw:layer="layout" svg:width="8.999cm" svg:height="1.499cm" svg:x="13.5cm" svg:y="12.5cm" svg:viewBox="0 0 9000 1500" draw:points="9000,1500 9000,0 1,0 0,1500">
            <text:p/>
          </draw:polyline>
          <draw:frame draw:style-name="gr8" draw:text-style-name="P25" draw:layer="layout" svg:width="2cm" svg:height="1.35cm" svg:x="8cm" svg:y="13.5cm">
            <draw:text-box>
              <text:p text:style-name="P21"><text:span text:style-name="T28">1</text:span></text:p>
            </draw:text-box>
          </draw:frame>
          <draw:frame draw:style-name="gr8" draw:text-style-name="P25" draw:layer="layout" svg:width="2cm" svg:height="1.35cm" svg:x="17cm" svg:y="13.5cm">
            <draw:text-box>
              <text:p text:style-name="P21"><text:span text:style-name="T28">2</text:span></text:p>
            </draw:text-box>
          </draw:frame>
          <draw:frame draw:style-name="gr9" draw:text-style-name="P25" draw:layer="layout" svg:width="9cm" svg:height="1.35cm" svg:x="13.5cm" svg:y="11cm">
            <draw:text-box>
              <text:p text:style-name="P21"><text:span text:style-name="T28">3</text:span></text:p>
            </draw:text-box>
          </draw:frame>
          <draw:frame draw:style-name="gr10" draw:text-style-name="P28" draw:layer="layout" svg:width="2cm" svg:height="2.6cm" svg:x="25cm" svg:y="10.7cm">
            <draw:text-box>
              <text:p text:style-name="P27"><text:span text:style-name="T28">6</text:span></text:p>
            </draw:text-box>
          </draw:frame>
          <draw:frame draw:style-name="gr6" draw:text-style-name="P25" draw:layer="layout" svg:width="5cm" svg:height="1.157cm" svg:x="20cm" svg:y="17.5cm">
            <draw:text-box>
              <text:p text:style-name="P21"><text:span text:style-name="T28">5</text:span></text:p>
            </draw:text-box>
          </draw:frame>
          <draw:polyline draw:style-name="gr7" draw:text-style-name="P26" draw:layer="layout" svg:width="4.999cm" svg:height="1.499cm" svg:x="20cm" svg:y="16cm" svg:viewBox="0 0 5000 1500" draw:points="5000,0 5000,1500 0,1500 0,0">
            <text:p/>
          </draw:polyline>
          <draw:line draw:style-name="gr7" draw:text-style-name="P26" draw:layer="layout" svg:x1="8cm" svg:y1="15cm" svg:x2="10cm" svg:y2="1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9" draw:layer="layout" svg:width="2cm" svg:height="2cm" svg:x="3.5cm" svg:y="8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9" draw:layer="layout" svg:width="2cm" svg:height="2cm" svg:x="3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30" draw:layer="layout" svg:width="2cm" svg:height="2cm" svg:x="21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1" draw:layer="layout" svg:width="2cm" svg:height="2cm" svg:x="12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32" draw:layer="layout" svg:width="7cm" svg:height="1.5cm" svg:x="1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4.5cm">
            <text:p text:style-name="P21"><text:span text:style-name="T29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3" draw:layer="layout" svg:width="7cm" svg:height="2cm" svg:x="1cm" svg:y="6cm">
            <text:p text:style-name="P21"><text:span text:style-name="T29">feature n+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4cm">
            <text:p text:style-name="P21"><text:span text:style-name="T29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5.5cm">
            <text:p text:style-name="P21"><text:span text:style-name="T29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4cm">
            <text:p text:style-name="P21"><text:span text:style-name="T29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5.5cm">
            <text:p text:style-name="P21"><text:span text:style-name="T29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4cm">
            <text:p text:style-name="P21"><text:span text:style-name="T29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5.5cm">
            <text:p text:style-name="P21"><text:span text:style-name="T29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7cm" svg:height="1.5cm" svg:x="10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3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4" draw:layer="layout" svg:width="8.893cm" svg:height="0.962cm" svg:x="13.474cm" svg:y="6.003cm">
            <draw:text-box>
              <text:p text:style-name="P21"><text:span text:style-name="T30">on to next feature</text:span></text:p>
            </draw:text-box>
          </draw:frame>
          <draw:custom-shape draw:style-name="gr21" draw:text-style-name="P35" draw:layer="layout" svg:width="7cm" svg:height="2cm" svg:x="1cm" svg:y="10cm">
            <text:p text:style-name="P21"><text:span text:style-name="T31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7cm" svg:height="2cm" svg:x="19cm" svg:y="10cm">
            <text:p text:style-name="P21"><text:span text:style-name="T31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7cm" svg:height="2cm" svg:x="10cm" svg:y="10cm">
            <text:p text:style-name="P21"><text:span text:style-name="T31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21" draw:layer="layout" svg:x1="8cm" svg:y1="11cm" svg:x2="10cm" svg:y2="11cm">
            <text:p/>
          </draw:line>
          <draw:line draw:style-name="gr7" draw:text-style-name="P26" draw:layer="layout" svg:x1="17cm" svg:y1="11cm" svg:x2="19cm" svg:y2="11cm">
            <text:p/>
          </draw:line>
          <draw:polyline draw:style-name="gr7" draw:text-style-name="P21" draw:layer="layout" svg:width="18.999cm" svg:height="3.999cm" svg:x="8cm" svg:y="7cm" svg:viewBox="0 0 19000 4000" draw:points="18000,4000 19000,4000 19000,0 0,0">
            <text:p/>
          </draw:polyline>
          <draw:polyline draw:style-name="gr7" draw:text-style-name="P26" draw:layer="layout" svg:width="8.999cm" svg:height="1.499cm" svg:x="13.5cm" svg:y="8.5cm" svg:viewBox="0 0 9000 1500" draw:points="9000,1500 9000,0 0,0 0,1500">
            <text:p/>
          </draw:polyline>
          <draw:frame draw:style-name="gr24" draw:text-style-name="P34" draw:layer="layout" svg:width="9cm" svg:height="0.962cm" svg:x="13.5cm" svg:y="7.538cm">
            <draw:text-box>
              <text:p text:style-name="P21"><text:span text:style-name="T30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ing Humor: Life without Tests</text:p>
          </draw:text-box>
        </draw:frame>
        <draw:frame presentation:style-name="pr17" draw:text-style-name="P39" draw:layer="layout" svg:width="27cm" svg:height="15cm" svg:x="0.5cm" svg:y="3cm" presentation:class="outline">
          <draw:text-box>
            <text:p text:style-name="P38"><text:span text:style-name="T32">YOU ARE IN A LEGACY CODEBASE</text:span></text:p>
            <text:p text:style-name="P38"><text:span text:style-name="T32"/></text:p>
            <text:p text:style-name="P38"><text:span text:style-name="T32">&gt; RUN TESTS</text:span></text:p>
            <text:p text:style-name="P38"><text:span text:style-name="T32">YOU HAVE NO TESTS.</text:span></text:p>
            <text:p text:style-name="P38"><text:span text:style-name="T32"/></text:p>
            <text:p text:style-name="P38"><text:span text:style-name="T32">&gt; READ SPEC</text:span></text:p>
            <text:p text:style-name="P38"><text:span text:style-name="T32">YOU HAVE NO SPEC.</text:span></text:p>
            <text:p text:style-name="P38"><text:span text:style-name="T32"/></text:p>
            <text:p text:style-name="P38"><text:span text:style-name="T32">&gt; WRITE FIX</text:span></text:p>
            <text:p text:style-name="P38"><text:span text:style-name="T32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5" draw:text-style-name="P41" draw:layer="layout" svg:width="20cm" svg:height="4cm" svg:x="0cm" svg:y="17cm">
          <draw:text-box>
            <text:p text:style-name="P40"><text:span text:style-name="T3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34"><text:a xlink:href="mailto:dirk@riehle.org" xlink:type="simple">dirk@riehle.org</text:a></text:span><text:span text:style-name="T34"> – </text:span><text:span text:style-name="T34"><text:a xlink:href="http://dirkriehle.com/" xlink:type="simple">http://dirkriehle.com</text:a></text:span><text:span text:style-name="T34"> – </text:span><text:span text:style-name="T34"><text:a xlink:href="http://twitter.com/dirkriehle" xlink:type="simple">@dirkriehle</text:a></text:span></text:p>
            <text:p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9" draw:text-style-name="P6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52M11S</meta:editing-duration>
    <meta:editing-cycles>161</meta:editing-cycles>
    <meta:generator>LibreOffice/5.1.6.2$Linux_X86_64 LibreOffice_project/10m0$Build-2</meta:generator>
    <meta:initial-creator>Dirk Riehle</meta:initial-creator>
    <dc:date>2018-07-15T12:31:10.000658919</dc:date>
    <meta:printed-by>Dirk Riehle</meta:printed-by>
    <meta:print-date>2016-11-06T12:44:29.332806297</meta:print-date>
    <dc:creator>D R</dc:creator>
    <meta:document-statistic meta:object-count="167"/>
    <meta:template xlink:type="simple" xlink:actuate="onRequest" xlink:title="True Blue Presentation" xlink:href="../../../../Templates/True%20Blue%20Presentation.otp" meta:date="2013-04-02T22:52:20"/>
  </office:meta>
</office:document-meta>
</file>